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6pt"/>
    </style:style>
    <style:style style:name="co3" style:family="table-column">
      <style:table-column-properties fo:break-before="auto" style:column-width="220.65pt"/>
    </style:style>
    <style:style style:name="co4" style:family="table-column">
      <style:table-column-properties fo:break-before="auto" style:column-width="107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0"/>
    <style:style style:name="ce3" style:family="table-cell" style:parent-style-name="Default" style:data-style-name="N43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72bf44"/>
    </style:style>
    <style:style style:name="ce6" style:family="table-cell" style:parent-style-name="Default">
      <style:table-cell-properties fo:background-color="#f58220"/>
    </style:style>
    <style:style style:name="ce7" style:family="table-cell" style:parent-style-name="Default">
      <style:table-cell-properties fo:background-color="#ed1c24"/>
    </style:style>
    <style:style style:name="ce8" style:family="table-cell" style:parent-style-name="Default">
      <style:table-cell-properties fo:background-color="#a3238e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12" style:family="table-cell" style:parent-style-name="Default" style:data-style-name="N104"/>
    <style:style style:name="ce13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11"/>
        <table:table-row table:style-name="ro1"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stop</text:p>
          </table:table-cell>
          <table:table-cell table:style-name="ce4" office:value-type="string" calcext:value-type="string">
            <text:p>broj korisnika tokom sata</text:p>
          </table:table-cell>
          <table:table-cell table:style-name="ce4" office:value-type="string" calcext:value-type="string">
            <text:p>“hotness”</text:p>
          </table:table-cell>
          <table:table-cell table:number-columns-repeated="4"/>
        </table:table-row>
        <table:table-row table:style-name="ro1">
          <table:table-cell table:style-name="ce2" office:value-type="time" office:time-value="PT00H00M00S" calcext:value-type="time">
            <text:p>00:00</text:p>
          </table:table-cell>
          <table:table-cell table:formula="of:=[.A2]+&quot;1:00&quot;" office:value-type="time" office:time-value="PT01H00M00S" calcext:value-type="time">
            <text:p>01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broj korisnika na dan</text:p>
          </table:table-cell>
          <table:table-cell table:formula="of:=SUM([.C2:.C25])" office:value-type="float" office:value="33830" calcext:value-type="float">
            <text:p>33830.00</text:p>
          </table:table-cell>
        </table:table-row>
        <table:table-row table:style-name="ro1">
          <table:table-cell table:style-name="ce2" table:formula="of:=[.A2]+&quot;1:00&quot;" office:value-type="time" office:time-value="PT01H00M00S" calcext:value-type="time">
            <text:p>01:00</text:p>
          </table:table-cell>
          <table:table-cell table:formula="of:=[.A3]+&quot;1:00&quot;" office:value-type="time" office:time-value="PT02H00M00S" calcext:value-type="time">
            <text:p>02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prosecno korisnika na sat</text:p>
          </table:table-cell>
          <table:table-cell table:formula="of:=[.H2]/24" office:value-type="float" office:value="1409.58333333333" calcext:value-type="float">
            <text:p>1409.58</text:p>
          </table:table-cell>
        </table:table-row>
        <table:table-row table:style-name="ro1">
          <table:table-cell table:style-name="ce2" table:formula="of:=[.A3]+&quot;1:00&quot;" office:value-type="time" office:time-value="PT02H00M00S" calcext:value-type="time">
            <text:p>02:00</text:p>
          </table:table-cell>
          <table:table-cell table:formula="of:=[.A4]+&quot;1:00&quot;" office:value-type="time" office:time-value="PT03H00M00S" calcext:value-type="time">
            <text:p>03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prosecno korisnika u sekundi</text:p>
          </table:table-cell>
          <table:table-cell table:formula="of:=[.H3]/3600" office:value-type="float" office:value="0.391550925925926" calcext:value-type="float">
            <text:p>0.39</text:p>
          </table:table-cell>
        </table:table-row>
        <table:table-row table:style-name="ro1">
          <table:table-cell table:style-name="ce2" table:formula="of:=[.A4]+&quot;1:00&quot;" office:value-type="time" office:time-value="PT03H00M00S" calcext:value-type="time">
            <text:p>03:00</text:p>
          </table:table-cell>
          <table:table-cell table:formula="of:=[.A5]+&quot;1:00&quot;" office:value-type="time" office:time-value="PT04H00M00S" calcext:value-type="time">
            <text:p>04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table:formula="of:=[.A5]+&quot;1:00&quot;" office:value-type="time" office:time-value="PT04H00M00S" calcext:value-type="time">
            <text:p>04:00</text:p>
          </table:table-cell>
          <table:table-cell table:formula="of:=[.A6]+&quot;1:00&quot;" office:value-type="time" office:time-value="PT05H00M00S" calcext:value-type="time">
            <text:p>05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broj korisnika na mesecnom nivou</text:p>
          </table:table-cell>
          <table:table-cell table:formula="of:=[.H2]*30" office:value-type="float" office:value="1014900" calcext:value-type="float">
            <text:p>1014900.00</text:p>
          </table:table-cell>
        </table:table-row>
        <table:table-row table:style-name="ro1">
          <table:table-cell table:style-name="ce2" table:formula="of:=[.A6]+&quot;1:00&quot;" office:value-type="time" office:time-value="PT05H00M00S" calcext:value-type="time">
            <text:p>05:00</text:p>
          </table:table-cell>
          <table:table-cell table:formula="of:=[.A7]+&quot;1:00&quot;" office:value-type="time" office:time-value="PT06H00M00S" calcext:value-type="time">
            <text:p>06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CPU vreme HTTP zahteva po korisniku (sec)</text:p>
          </table:table-cell>
          <table:table-cell office:value-type="float" office:value="1.2" calcext:value-type="float">
            <text:p>1.20</text:p>
          </table:table-cell>
        </table:table-row>
        <table:table-row table:style-name="ro1">
          <table:table-cell table:style-name="ce2" table:formula="of:=[.A7]+&quot;1:00&quot;" office:value-type="time" office:time-value="PT06H00M00S" calcext:value-type="time">
            <text:p>06:00</text:p>
          </table:table-cell>
          <table:table-cell table:formula="of:=[.A8]+&quot;1:00&quot;" office:value-type="time" office:time-value="PT07H00M00S" calcext:value-type="time">
            <text:p>07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GB RAM-a potrebnih za HTTP zahtev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table:style-name="ce2" table:formula="of:=[.A8]+&quot;1:00&quot;" office:value-type="time" office:time-value="PT07H00M00S" calcext:value-type="time">
            <text:p>07:00</text:p>
          </table:table-cell>
          <table:table-cell table:formula="of:=[.A9]+&quot;1:00&quot;" office:value-type="time" office:time-value="PT08H00M00S" calcext:value-type="time">
            <text:p>08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table:formula="of:=[.A9]+&quot;1:00&quot;" office:value-type="time" office:time-value="PT08H00M00S" calcext:value-type="time">
            <text:p>08:00</text:p>
          </table:table-cell>
          <table:table-cell table:formula="of:=[.A10]+&quot;1:00&quot;" office:value-type="time" office:time-value="PT09H00M00S" calcext:value-type="time">
            <text:p>09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TOTAL RAM-CPU GB-sec mesecno</text:p>
          </table:table-cell>
          <table:table-cell table:formula="of:=[.H6]*[.H7]*[.H8]" office:value-type="float" office:value="608940" calcext:value-type="float">
            <text:p>608940.00</text:p>
          </table:table-cell>
        </table:table-row>
        <table:table-row table:style-name="ro1">
          <table:table-cell table:style-name="ce2" table:formula="of:=[.A10]+&quot;1:00&quot;" office:value-type="time" office:time-value="PT09H00M00S" calcext:value-type="time">
            <text:p>09:00</text:p>
          </table:table-cell>
          <table:table-cell table:formula="of:=[.A11]+&quot;1:00&quot;" office:value-type="time" office:time-value="PT10H00M00S" calcext:value-type="time">
            <text:p>10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2" table:formula="of:=[.A11]+&quot;1:00&quot;" office:value-type="time" office:time-value="PT10H00M00S" calcext:value-type="time">
            <text:p>10:00</text:p>
          </table:table-cell>
          <table:table-cell table:formula="of:=[.A12]+&quot;1:00&quot;" office:value-type="time" office:time-value="PT11H00M00S" calcext:value-type="time">
            <text:p>11:00</text:p>
          </table:table-cell>
          <table:table-cell office:value-type="float" office:value="30" calcext:value-type="float">
            <text:p>30</text:p>
          </table:table-cell>
          <table:table-cell table:style-name="ce5"/>
          <table:table-cell table:number-columns-repeated="2"/>
          <table:table-cell office:value-type="string" calcext:value-type="string">
            <text:p>AWS Lambda requests</text:p>
          </table:table-cell>
          <table:table-cell table:style-name="ce12" table:formula="of:=0.2/1000000*[.H6]" office:value-type="currency" office:currency="USD" office:value="0.20298" calcext:value-type="currency">
            <text:p>$0.20</text:p>
          </table:table-cell>
        </table:table-row>
        <table:table-row table:style-name="ro1">
          <table:table-cell table:style-name="ce2" table:formula="of:=[.A12]+&quot;1:00&quot;" office:value-type="time" office:time-value="PT11H00M00S" calcext:value-type="time">
            <text:p>11:00</text:p>
          </table:table-cell>
          <table:table-cell table:formula="of:=[.A13]+&quot;1:00&quot;" office:value-type="time" office:time-value="PT12H00M00S" calcext:value-type="time">
            <text:p>12:00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number-columns-repeated="2"/>
          <table:table-cell office:value-type="string" calcext:value-type="string">
            <text:p>AWS Lambda duration</text:p>
          </table:table-cell>
          <table:table-cell table:style-name="ce12" table:formula="of:=0.0000166667*[.H10]" office:value-type="currency" office:currency="USD" office:value="10.149020298" calcext:value-type="currency">
            <text:p>$10.15</text:p>
          </table:table-cell>
        </table:table-row>
        <table:table-row table:style-name="ro1">
          <table:table-cell table:style-name="ce2" table:formula="of:=[.A13]+&quot;1:00&quot;" office:value-type="time" office:time-value="PT12H00M00S" calcext:value-type="time">
            <text:p>12:00</text:p>
          </table:table-cell>
          <table:table-cell table:formula="of:=[.A14]+&quot;1:00&quot;" office:value-type="time" office:time-value="PT13H00M00S" calcext:value-type="time">
            <text:p>13:00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3" table:formula="of:=SUM([.H12:.H13])" office:value-type="currency" office:currency="USD" office:value="10.352000298" calcext:value-type="currency">
            <text:p>$10.35</text:p>
          </table:table-cell>
        </table:table-row>
        <table:table-row table:style-name="ro1">
          <table:table-cell table:style-name="ce2" table:formula="of:=[.A14]+&quot;1:00&quot;" office:value-type="time" office:time-value="PT13H00M00S" calcext:value-type="time">
            <text:p>13:00</text:p>
          </table:table-cell>
          <table:table-cell table:formula="of:=[.A15]+&quot;1:00&quot;" office:value-type="time" office:time-value="PT14H00M00S" calcext:value-type="time">
            <text:p>14:00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2" table:formula="of:=[.A15]+&quot;1:00&quot;" office:value-type="time" office:time-value="PT14H00M00S" calcext:value-type="time">
            <text:p>14:00</text:p>
          </table:table-cell>
          <table:table-cell table:formula="of:=[.A16]+&quot;1:00&quot;" office:value-type="time" office:time-value="PT15H00M00S" calcext:value-type="time">
            <text:p>15:00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2" table:formula="of:=[.A16]+&quot;1:00&quot;" office:value-type="time" office:time-value="PT15H00M00S" calcext:value-type="time">
            <text:p>15:00</text:p>
          </table:table-cell>
          <table:table-cell table:formula="of:=[.A17]+&quot;1:00&quot;" office:value-type="time" office:time-value="PT16H00M00S" calcext:value-type="time">
            <text:p>16:00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2" table:formula="of:=[.A17]+&quot;1:00&quot;" office:value-type="time" office:time-value="PT16H00M00S" calcext:value-type="time">
            <text:p>16:00</text:p>
          </table:table-cell>
          <table:table-cell table:formula="of:=[.A18]+&quot;1:00&quot;" office:value-type="time" office:time-value="PT17H00M00S" calcext:value-type="time">
            <text:p>17:00</text:p>
          </table:table-cell>
          <table:table-cell office:value-type="float" office:value="1000" calcext:value-type="float">
            <text:p>1000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2" table:formula="of:=[.A18]+&quot;1:00&quot;" office:value-type="time" office:time-value="PT17H00M00S" calcext:value-type="time">
            <text:p>17:00</text:p>
          </table:table-cell>
          <table:table-cell table:formula="of:=[.A19]+&quot;1:00&quot;" office:value-type="time" office:time-value="PT18H00M00S" calcext:value-type="time">
            <text:p>18:00</text:p>
          </table:table-cell>
          <table:table-cell office:value-type="float" office:value="2000" calcext:value-type="float">
            <text:p>2000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2" table:formula="of:=[.A19]+&quot;1:00&quot;" office:value-type="time" office:time-value="PT18H00M00S" calcext:value-type="time">
            <text:p>18:00</text:p>
          </table:table-cell>
          <table:table-cell table:formula="of:=[.A20]+&quot;1:00&quot;" office:value-type="time" office:time-value="PT19H00M00S" calcext:value-type="time">
            <text:p>19:00</text:p>
          </table:table-cell>
          <table:table-cell office:value-type="float" office:value="2000" calcext:value-type="float">
            <text:p>2000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2" table:formula="of:=[.A20]+&quot;1:00&quot;" office:value-type="time" office:time-value="PT19H00M00S" calcext:value-type="time">
            <text:p>19:00</text:p>
          </table:table-cell>
          <table:table-cell table:formula="of:=[.A21]+&quot;1:00&quot;" office:value-type="time" office:time-value="PT20H00M00S" calcext:value-type="time">
            <text:p>20:00</text:p>
          </table:table-cell>
          <table:table-cell office:value-type="float" office:value="20000" calcext:value-type="float">
            <text:p>20000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2" table:formula="of:=[.A21]+&quot;1:00&quot;" office:value-type="time" office:time-value="PT20H00M00S" calcext:value-type="time">
            <text:p>20:00</text:p>
          </table:table-cell>
          <table:table-cell table:formula="of:=[.A22]+&quot;1:00&quot;" office:value-type="time" office:time-value="PT21H00M00S" calcext:value-type="time">
            <text:p>21:00</text:p>
          </table:table-cell>
          <table:table-cell office:value-type="float" office:value="2000" calcext:value-type="float">
            <text:p>2000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2" table:formula="of:=[.A22]+&quot;1:00&quot;" office:value-type="time" office:time-value="PT21H00M00S" calcext:value-type="time">
            <text:p>21:00</text:p>
          </table:table-cell>
          <table:table-cell table:formula="of:=[.A23]+&quot;1:00&quot;" office:value-type="time" office:time-value="PT22H00M00S" calcext:value-type="time">
            <text:p>22:00</text:p>
          </table:table-cell>
          <table:table-cell office:value-type="float" office:value="500" calcext:value-type="float">
            <text:p>500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table:formula="of:=[.A23]+&quot;1:00&quot;" office:value-type="time" office:time-value="PT22H00M00S" calcext:value-type="time">
            <text:p>22:00</text:p>
          </table:table-cell>
          <table:table-cell table:formula="of:=[.A24]+&quot;1:00&quot;" office:value-type="time" office:time-value="PT23H00M00S" calcext:value-type="time">
            <text:p>23:00</text:p>
          </table:table-cell>
          <table:table-cell office:value-type="float" office:value="500" calcext:value-type="float">
            <text:p>500</text:p>
          </table:table-cell>
          <table:table-cell table:style-name="ce9"/>
          <table:table-cell table:number-columns-repeated="4"/>
        </table:table-row>
        <table:table-row table:style-name="ro1">
          <table:table-cell table:style-name="ce2" table:formula="of:=[.A24]+&quot;1:00&quot;" office:value-type="time" office:time-value="PT23H00M00S" calcext:value-type="time">
            <text:p>23:00</text:p>
          </table:table-cell>
          <table:table-cell table:formula="of:=[.A25]+&quot;1:00&quot;" office:value-type="time" office:time-value="PT24H00M00S" calcext:value-type="time">
            <text:p>00:00</text:p>
          </table:table-cell>
          <table:table-cell office:value-type="float" office:value="500" calcext:value-type="float">
            <text:p>500</text:p>
          </table:table-cell>
          <table:table-cell table:style-name="ce9"/>
          <table:table-cell table:number-columns-repeated="4"/>
        </table:table-row>
        <table:table-row table:style-name="ro1" table:number-rows-repeated="5">
          <table:table-cell table:style-name="ce3"/>
          <table:table-cell table:number-columns-repeated="7"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20:19:02.2631462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ar Marić</meta:initial-creator>
    <meta:creation-date>2020-12-02T09:13:58.338505938</meta:creation-date>
    <dc:date>2020-12-02T20:19:31.305412488</dc:date>
    <dc:creator>Petar Marić</dc:creator>
    <meta:editing-duration>PT8M52S</meta:editing-duration>
    <meta:editing-cycles>2</meta:editing-cycles>
    <meta:generator>LibreOffice/6.0.7.3$Linux_X86_64 LibreOffice_project/00m0$Build-3</meta:generator>
    <meta:document-statistic meta:table-count="1" meta:cell-count="96" meta:object-count="0"/>
  </office:meta>
</office:document-meta>
</file>